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B149989C3CFD920.png" manifest:media-type="image/png"/>
  <manifest:file-entry manifest:full-path="Pictures/1000000000000556000003000F6683F0DF99A397.png" manifest:media-type="image/png"/>
  <manifest:file-entry manifest:full-path="Pictures/1000000000000556000003001EE7A1871409A2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.072cm" svg:y="0.37cm" svg:width="17cm" svg:height="9.557cm" draw:z-index="0"><draw:image xlink:href="Pictures/1000000000000556000003001EE7A1871409A2C6.png" xlink:type="simple" xlink:show="embed" xlink:actuate="onLoad" loext:mime-type="image/png"/></draw:frame></text:p>
      <text:p text:style-name="Standard"/>
      <text:p text:style-name="Standard"><draw:frame draw:style-name="fr1" draw:name="Изображение3" text:anchor-type="char" svg:x="0.293cm" svg:y="14.797cm" svg:width="17cm" svg:height="9.557cm" draw:z-index="2"><draw:image xlink:href="Pictures/1000000000000556000003000F6683F0DF99A397.png" xlink:type="simple" xlink:show="embed" xlink:actuate="onLoad" loext:mime-type="image/png"/></draw:frame></text:p>
      <text:p text:style-name="P1"><draw:frame draw:style-name="fr2" draw:name="Изображение2" text:anchor-type="char" svg:width="17cm" svg:height="9.557cm" draw:z-index="1"><draw:image xlink:href="Pictures/1000000000000556000003000F6683F0DF99A397.png" xlink:type="simple" xlink:show="embed" xlink:actuate="onLoad" loext:mime-type="image/png"/></draw:frame><draw:frame draw:style-name="fr1" draw:name="Изображение4" text:anchor-type="char" svg:x="0cm" svg:y="18.143cm" svg:width="17cm" svg:height="9.557cm" draw:z-index="3"><draw:image xlink:href="Pictures/1000000000000556000003006B149989C3CFD9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20:01:51.473732196</meta:creation-date>
    <dc:date>2021-08-02T19:52:37.551398165</dc:date>
    <meta:editing-duration>P11DT22H50M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